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8019" officeooo:paragraph-rsid="00078019"/>
    </style:style>
    <style:style style:name="P2" style:family="paragraph" style:parent-style-name="Standard">
      <style:text-properties officeooo:rsid="00078019" officeooo:paragraph-rsid="0014d7d0"/>
    </style:style>
    <style:style style:name="P3" style:family="paragraph" style:parent-style-name="Standard">
      <style:text-properties officeooo:rsid="000af433" officeooo:paragraph-rsid="000af433"/>
    </style:style>
    <style:style style:name="P4" style:family="paragraph" style:parent-style-name="Standard">
      <style:text-properties officeooo:rsid="000bfa61" officeooo:paragraph-rsid="000bfa61"/>
    </style:style>
    <style:style style:name="P5" style:family="paragraph" style:parent-style-name="Standard">
      <style:text-properties officeooo:rsid="000da711" officeooo:paragraph-rsid="000da711"/>
    </style:style>
    <style:style style:name="P6" style:family="paragraph" style:parent-style-name="Standard">
      <style:text-properties officeooo:rsid="00119ea6" officeooo:paragraph-rsid="00119ea6"/>
    </style:style>
    <style:style style:name="P7" style:family="paragraph" style:parent-style-name="Standard">
      <style:text-properties officeooo:rsid="00125256" officeooo:paragraph-rsid="00125256"/>
    </style:style>
    <style:style style:name="P8" style:family="paragraph" style:parent-style-name="Standard">
      <style:text-properties officeooo:rsid="0014baef" officeooo:paragraph-rsid="0014baef"/>
    </style:style>
    <style:style style:name="P9" style:family="paragraph" style:parent-style-name="Standard">
      <style:text-properties officeooo:rsid="0014d7d0" officeooo:paragraph-rsid="0014d7d0"/>
    </style:style>
    <style:style style:name="P10" style:family="paragraph" style:parent-style-name="Standard">
      <style:text-properties officeooo:rsid="0015c175" officeooo:paragraph-rsid="0015c175"/>
    </style:style>
    <style:style style:name="P11" style:family="paragraph" style:parent-style-name="Standard">
      <style:paragraph-properties fo:text-align="center" style:justify-single-word="false"/>
      <style:text-properties officeooo:rsid="0015c175" officeooo:paragraph-rsid="0015c175"/>
    </style:style>
    <style:style style:name="P12" style:family="paragraph" style:parent-style-name="Standard">
      <style:text-properties officeooo:rsid="0017370d" officeooo:paragraph-rsid="0017370d"/>
    </style:style>
    <style:style style:name="P13" style:family="paragraph" style:parent-style-name="Standard">
      <style:text-properties officeooo:rsid="0017b8ef" officeooo:paragraph-rsid="0017b8ef"/>
    </style:style>
    <style:style style:name="P14" style:family="paragraph" style:parent-style-name="Standard">
      <style:text-properties officeooo:rsid="00184545" officeooo:paragraph-rsid="0019908d"/>
    </style:style>
    <style:style style:name="P15" style:family="paragraph" style:parent-style-name="Standard">
      <style:text-properties officeooo:rsid="0019908d" officeooo:paragraph-rsid="0019908d"/>
    </style:style>
    <style:style style:name="P16" style:family="paragraph" style:parent-style-name="Standard">
      <style:paragraph-properties fo:line-height="115%"/>
      <style:text-properties officeooo:rsid="001a1c12" officeooo:paragraph-rsid="001a1c12"/>
    </style:style>
    <style:style style:name="P17" style:family="paragraph" style:parent-style-name="Standard">
      <loext:graphic-properties draw:fill="none"/>
      <style:paragraph-properties fo:margin-left="1in" fo:margin-right="0in" fo:text-indent="0in" style:auto-text-indent="false" fo:background-color="transparent"/>
      <style:text-properties style:font-name="Courier 10 Pitch" fo:font-size="10pt" officeooo:rsid="0017b8ef" officeooo:paragraph-rsid="0017b8ef" style:font-size-asian="10pt" style:font-size-complex="10pt"/>
    </style:style>
    <style:style style:name="P18" style:family="paragraph" style:parent-style-name="Standard">
      <loext:graphic-properties draw:fill="none"/>
      <style:paragraph-properties fo:margin-left="1in" fo:margin-right="0in" fo:text-indent="0in" style:auto-text-indent="false" fo:background-color="transparent"/>
      <style:text-properties style:font-name="Courier 10 Pitch" fo:font-size="10pt" officeooo:rsid="00181cb4" officeooo:paragraph-rsid="00181cb4" style:font-size-asian="10pt" style:font-size-complex="10pt"/>
    </style:style>
    <style:style style:name="P19" style:family="paragraph" style:parent-style-name="Standard">
      <loext:graphic-properties draw:fill="none"/>
      <style:paragraph-properties fo:margin-left="1in" fo:margin-right="0in" fo:text-indent="0in" style:auto-text-indent="false" fo:background-color="transparent"/>
      <style:text-properties style:font-name="Courier 10 Pitch" fo:font-size="10pt" fo:font-style="italic" officeooo:rsid="00181cb4" officeooo:paragraph-rsid="00181cb4" style:font-size-asian="10pt" style:font-style-asian="italic" style:font-size-complex="10pt" style:font-style-complex="italic"/>
    </style:style>
    <style:style style:name="P20"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fo:font-size="10pt" officeooo:rsid="0017b8ef" officeooo:paragraph-rsid="0017b8ef" style:font-size-asian="10pt" style:font-size-complex="10pt"/>
    </style:style>
    <style:style style:name="P21"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Courier 10 Pitch" fo:font-size="10pt" officeooo:rsid="00181cb4" officeooo:paragraph-rsid="00181cb4" style:font-size-asian="10pt" style:font-size-complex="10pt"/>
    </style:style>
    <style:style style:name="P22" style:family="paragraph" style:parent-style-name="Heading_20_1">
      <style:paragraph-properties fo:break-before="page"/>
    </style:style>
    <style:style style:name="P23" style:family="paragraph" style:parent-style-name="Standard" style:list-style-name="L1">
      <style:text-properties officeooo:rsid="0015c175" officeooo:paragraph-rsid="0015c175"/>
    </style:style>
    <style:style style:name="P24" style:family="paragraph" style:parent-style-name="Standard">
      <style:text-properties officeooo:rsid="0015c175" officeooo:paragraph-rsid="0015c175"/>
    </style:style>
    <style:style style:name="P25" style:family="paragraph" style:parent-style-name="Standard">
      <style:text-properties officeooo:rsid="00078019" officeooo:paragraph-rsid="00078019"/>
    </style:style>
    <style:style style:name="P26" style:family="paragraph" style:parent-style-name="Standard">
      <style:text-properties officeooo:rsid="0014baef" officeooo:paragraph-rsid="0015c175"/>
    </style:style>
    <style:style style:name="P27" style:family="paragraph" style:parent-style-name="Standard">
      <style:text-properties officeooo:paragraph-rsid="002264b5"/>
    </style:style>
    <style:style style:name="P28" style:family="paragraph" style:parent-style-name="Standard" style:list-style-name="L2">
      <style:text-properties officeooo:paragraph-rsid="002264b5"/>
    </style:style>
    <style:style style:name="P29" style:family="paragraph" style:parent-style-name="Standard">
      <style:text-properties officeooo:paragraph-rsid="0015c175"/>
    </style:style>
    <style:style style:name="P30" style:family="paragraph" style:parent-style-name="Standard">
      <style:text-properties officeooo:rsid="0014d7d0" officeooo:paragraph-rsid="0014d7d0"/>
    </style:style>
    <style:style style:name="P31" style:family="paragraph" style:parent-style-name="Standard">
      <style:text-properties officeooo:rsid="00249f72" officeooo:paragraph-rsid="00249f72"/>
    </style:style>
    <style:style style:name="P32" style:family="paragraph" style:parent-style-name="Standard">
      <style:text-properties officeooo:rsid="0025e611" officeooo:paragraph-rsid="0025e611"/>
    </style:style>
    <style:style style:name="P33" style:family="paragraph" style:parent-style-name="Standard">
      <style:text-properties officeooo:rsid="00266e0b" officeooo:paragraph-rsid="00266e0b"/>
    </style:style>
    <style:style style:name="P34" style:family="paragraph" style:parent-style-name="Standard">
      <style:text-properties style:text-underline-style="solid" style:text-underline-width="auto" style:text-underline-color="font-color" fo:font-weight="bold" officeooo:rsid="00266e0b" officeooo:paragraph-rsid="00266e0b" style:font-weight-asian="bold" style:font-weight-complex="bold"/>
    </style:style>
    <style:style style:name="P35" style:family="paragraph" style:parent-style-name="Standard">
      <style:text-properties officeooo:rsid="000bfa61" officeooo:paragraph-rsid="000bfa61"/>
    </style:style>
    <style:style style:name="P36" style:family="paragraph" style:parent-style-name="Standard">
      <style:text-properties officeooo:rsid="0026d871" officeooo:paragraph-rsid="0026d871"/>
    </style:style>
    <style:style style:name="P37" style:family="paragraph" style:parent-style-name="Heading_20_2">
      <style:text-properties officeooo:rsid="00233697" officeooo:paragraph-rsid="00233697"/>
    </style:style>
    <style:style style:name="P38" style:family="paragraph" style:parent-style-name="Heading_20_2">
      <style:text-properties officeooo:rsid="0023ab58" officeooo:paragraph-rsid="0023ab58"/>
    </style:style>
    <style:style style:name="T1" style:family="text">
      <style:text-properties officeooo:rsid="000af433"/>
    </style:style>
    <style:style style:name="T2" style:family="text">
      <style:text-properties officeooo:rsid="000c5739"/>
    </style:style>
    <style:style style:name="T3" style:family="text">
      <style:text-properties officeooo:rsid="000d273a"/>
    </style:style>
    <style:style style:name="T4" style:family="text">
      <style:text-properties officeooo:rsid="0010c89d"/>
    </style:style>
    <style:style style:name="T5" style:family="text">
      <style:text-properties officeooo:rsid="00125256"/>
    </style:style>
    <style:style style:name="T6" style:family="text">
      <style:text-properties officeooo:rsid="0014c7d5"/>
    </style:style>
    <style:style style:name="T7" style:family="text">
      <style:text-properties officeooo:rsid="0014d7d0"/>
    </style:style>
    <style:style style:name="T8" style:family="text">
      <style:text-properties officeooo:rsid="0017370d"/>
    </style:style>
    <style:style style:name="T9" style:family="text">
      <style:text-properties officeooo:rsid="00184545"/>
    </style:style>
    <style:style style:name="T10" style:family="text">
      <style:text-properties officeooo:rsid="0019908d"/>
    </style:style>
    <style:style style:name="T11" style:family="text">
      <style:text-properties officeooo:rsid="0014baef"/>
    </style:style>
    <style:style style:name="T12" style:family="text">
      <style:text-properties officeooo:rsid="0015c175"/>
    </style:style>
    <style:style style:name="T13" style:family="text">
      <style:text-properties fo:font-style="normal" style:text-underline-style="none" fo:font-weight="bold" officeooo:rsid="00233697" style:font-style-asian="normal" style:font-weight-asian="bold" style:font-style-complex="normal" style:font-weight-complex="bold"/>
    </style:style>
    <style:style style:name="T14" style:family="text">
      <style:text-properties officeooo:rsid="0026a79a"/>
    </style:style>
    <style:style style:name="T15" style:family="text">
      <style:text-properties officeooo:rsid="0026d8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ek 4:</text:h>
      <text:h text:style-name="Heading_20_2" text:outline-level="2">CPX Introduction</text:h>
      <text:p text:style-name="P10">In this class we’re going to use a little circuit board called the Circuit Playground Express, or just CPX. This is a cheap board with lots of fun stuff on it like:</text:p>
      <text:list xml:id="list2117797457975583244" text:style-name="L1">
        <text:list-item>
          <text:p text:style-name="P23">Multi-Color LEDs</text:p>
        </text:list-item>
        <text:list-item>
          <text:p text:style-name="P23">A light Sensor</text:p>
        </text:list-item>
        <text:list-item>
          <text:p text:style-name="P23">A Speaker</text:p>
        </text:list-item>
        <text:list-item>
          <text:p text:style-name="P23">A Microphone</text:p>
        </text:list-item>
        <text:list-item>
          <text:p text:style-name="P23">A Thermometer</text:p>
        </text:list-item>
        <text:list-item>
          <text:p text:style-name="P23">A motion sensor</text:p>
        </text:list-item>
      </text:list>
      <text:p text:style-name="P10"/>
      <text:h text:style-name="Heading_20_2" text:outline-level="2">Algorithms</text:h>
      <text:p text:style-name="P10">To use it we need to program it with algorithms. <text:span text:style-name="T5">What is an algorithm? It’s a big fancy word, because academics like to do that. It’s really simple though. An algorithm is just step by steps instructions on how to perform a task. Think about making a cake. If you want to make a cake (and you don’t have a cake mix) you find a recipe for it. The recipe then gives you a list of ingredients, tells you on how to put the ingredients together, and how to cook them.</text:span></text:p>
      <text:p text:style-name="P7"/>
      <text:p text:style-name="P27"><text:span text:style-name="T11">When you write a program, you are creating an algorithm that a computer will understand. The computer needs really specific instructions. In the cake example you might give instructions like this: </text:span></text:p>
      <text:list xml:id="list7769315881972342542" text:style-name="L2">
        <text:list-item>
          <text:p text:style-name="P28"><text:span text:style-name="T11">Go to the cupboard above the stove and get a bowl that’s 12 inches wide and 6 inches deep from the second shelf on the right. </text:span></text:p>
        </text:list-item>
        <text:list-item>
          <text:p text:style-name="P28"><text:span text:style-name="T11">Put the bowl on the table. </text:span></text:p>
        </text:list-item>
        <text:list-item>
          <text:p text:style-name="P28"><text:span text:style-name="T11">Go to the pantry and get the flour from the third shelf down on the right. </text:span></text:p>
        </text:list-item>
        <text:list-item>
          <text:p text:style-name="P28"><text:span text:style-name="T11">Put the flour on the table to the right of the bowl. </text:span></text:p>
        </text:list-item>
        <text:list-item>
          <text:p text:style-name="P28">...</text:p>
        </text:list-item>
      </text:list>
      <text:p text:style-name="P8"/>
      <text:p text:style-name="P26">What a pain! <text:span text:style-name="T6">All those instructions and all we have so far is a bowl and some flour. We need something to simplify this. So computer scientists did two things to fix this. First they created programming languages. The programming languages try to strike a compromise between giving instructions the computer can understand and doing it in a way that makes sense to the programmer. The programming language we’ll be using is called Python. Let’s look at a few parts of the language.</text:span></text:p>
      <text:h text:style-name="P37" text:outline-level="2">Variables</text:h>
      <text:p text:style-name="P10">First we need something to hold the information, just like the bowl that holds the cake ingredients. This is called a variable. You might recognize variables from algebra when they look like this.</text:p>
      <text:p text:style-name="P11">“3 + x = 7” </text:p>
      <text:p text:style-name="P11">or</text:p>
      <text:p text:style-name="P11"><text:s/>“3 + _ = 7”</text:p>
      <text:p text:style-name="P10">Sometimes we might name the variable ‘x’ or ‘y’, but most of the time we give it names that describe what they are used for – we’ll see examples of this later. We use lots of variables. In fact they get used so much that they are grouped together into what are called objects.</text:p>
      <text:h text:style-name="P37" text:outline-level="2"><text:soft-page-break/>Libraries</text:h>
      <text:p text:style-name="P29"><text:span text:style-name="T12">Next we need a way to simplify the instructions. Remember how many details we had to give the computer just to get flour? Well to simplify that we use something called </text:span><text:span text:style-name="T13">Libraries</text:span><text:span text:style-name="T12">. When you have something that is done a lot, the instructions are written in a separate file called a library. We then give the computer a simple command like, “get the flour,” and the computer will look in the library to figure out how to get the flour.</text:span></text:p>
      <text:h text:style-name="P37" text:outline-level="2">Loops</text:h>
      <text:p text:style-name="P12">Now imagine we’ve measured out the <text:span text:style-name="T7">ingredients and put them in the bowl. Then we tell the computer to ‘stir the batter.’ The computer looks in the library and learns that ‘stir the batter’ means: put a spoon in the bowl, and make a circular motion. It then does this, stirs once and says, “I’m done!” But stirring it once isn’t going to mix it. </text:span>Do you tell it, “stir, stir, stir … stir?” That sounds painful. Instead lets tell it<text:span text:style-name="T7"> to stir 20 times, or maybe stir it while it has lumps. These are called loops. </text:span>W<text:span text:style-name="T7">e will look at two kinds </text:span>of loops.<text:span text:style-name="T7"> The first loop is called the ‘for’ loop. It tells the computer to repeat instructions for a specific number of times. The second kind of loop is called a ‘while’ loop. It tells the computer to do a test (like look to see if the batter is lumpy) and then perform the instructions if the test passes. It then repeats the instructions until the test fails (the batter is no longer lumpy.)</text:span></text:p>
      <text:p text:style-name="P9"/>
      <text:h text:style-name="P38" text:outline-level="2">A Basic Program</text:h>
      <text:p text:style-name="P9"><text:span text:style-name="T8">Now</text:span> lets look at a simple program. <text:span text:style-name="T8">Plug your CPX into the computer. It will show up as a little thumb drive. Open up the file, “main.py” This is a simple program that’s running on the board. Go ahead and open it up and look at it. Every time you see the ‘#’ it marks a line that the computer ignores, but helps the programmer to see what’s happening. This is called a comment. </text:span></text:p>
      <text:p text:style-name="P9"/>
      <text:p text:style-name="P20"># The import command tells the computer what libraries to use</text:p>
      <text:p text:style-name="P17">import digitalio</text:p>
      <text:p text:style-name="P17">from analogio import AnalogOut</text:p>
      <text:p text:style-name="P17">import board</text:p>
      <text:p text:style-name="P17">import neopixel</text:p>
      <text:p text:style-name="P17">import time</text:p>
      <text:p text:style-name="P17"/>
      <text:p text:style-name="P17"># 'led' is an object with all the information</text:p>
      <text:p text:style-name="P17"># about the red led by the USB port</text:p>
      <text:p text:style-name="P17">led = digitalio.DigitalInOut(board.D13)</text:p>
      <text:p text:style-name="P17">led.direction = digitalio.Direction.OUTPUT</text:p>
      <text:p text:style-name="P17"/>
      <text:p text:style-name="P17"># Run a while loop that lasts forever</text:p>
      <text:p text:style-name="P17"># (or until the power gets cut.)</text:p>
      <text:p text:style-name="P17">while True:</text:p>
      <text:p text:style-name="P17"><text:s text:c="3"/># Note that everything in the loop is indented</text:p>
      <text:p text:style-name="P17"/>
      <text:p text:style-name="P17"><text:s text:c="3"/># led.value tells the led to be ether on (1) or off (2)</text:p>
      <text:p text:style-name="P17"><text:s text:c="3"/>led.value = 1</text:p>
      <text:p text:style-name="P17"><text:s text:c="3"/># time.sleep tells the computer to wait </text:p>
      <text:p text:style-name="P17"><text:s text:c="3"/>time.sleep(.5)</text:p>
      <text:p text:style-name="P17"/>
      <text:p text:style-name="P17"><text:s text:c="3"/>led.value = 0</text:p>
      <text:p text:style-name="P17"><text:s text:c="3"/>time.sleep(.5)</text:p>
      <text:p text:style-name="P17"/>
      <text:p text:style-name="P13"><text:soft-page-break/>One of the cool things about this board is that you can change the code and save it, then it will run right away. Go ahead and change the numbers in ‘time.sleep’ to see how it changes it.</text:p>
      <text:p text:style-name="P2"/>
      <text:p text:style-name="P13">Once you’re happy with how this works lets add some more code to to turn on the multicolor lights. Edit the code so it looks like this. (The new lines are in italics.)</text:p>
      <text:p text:style-name="P13"/>
      <text:p text:style-name="P21"># The import command tells the computer what libraries to use</text:p>
      <text:p text:style-name="P18">import digitalio</text:p>
      <text:p text:style-name="P18">from analogio import AnalogOut</text:p>
      <text:p text:style-name="P18">import board</text:p>
      <text:p text:style-name="P18">import neopixel</text:p>
      <text:p text:style-name="P18">import time</text:p>
      <text:p text:style-name="P18"/>
      <text:p text:style-name="P18"># 'led' is an object with all the information</text:p>
      <text:p text:style-name="P18"># about the red led by the USB port</text:p>
      <text:p text:style-name="P18">led = digitalio.DigitalInOut(board.D13)</text:p>
      <text:p text:style-name="P18">led.direction = digitalio.Direction.OUTPUT</text:p>
      <text:p text:style-name="P18"/>
      <text:p text:style-name="P19"># Create another object for the multicolor LEDs</text:p>
      <text:p text:style-name="P19"># the brand name for these ones is neopixels</text:p>
      <text:p text:style-name="P19">pixels = neopixel.NeoPixel(board.NEOPIXEL, 10, brightness = .2)</text:p>
      <text:p text:style-name="P19"># Start by turning them all off</text:p>
      <text:p text:style-name="P19">pixels.fill((0, 0, 0))</text:p>
      <text:p text:style-name="P19">pixels.show()</text:p>
      <text:p text:style-name="P18"/>
      <text:p text:style-name="P18"># Run a while loop that lasts forever</text:p>
      <text:p text:style-name="P18"># (or until the power gets cut.)</text:p>
      <text:p text:style-name="P18">while True:</text:p>
      <text:p text:style-name="P18"><text:s text:c="3"/># Note that everything in the loop is indented </text:p>
      <text:p text:style-name="P18"/>
      <text:p text:style-name="P18"><text:s text:c="3"/># led.value tells the led to be ether on (1) or off (2)</text:p>
      <text:p text:style-name="P18"><text:s text:c="3"/>led.value = 1</text:p>
      <text:p text:style-name="P18"><text:s text:c="3"/># time.sleep tells the computer to wait</text:p>
      <text:p text:style-name="P18"><text:s text:c="3"/>time.sleep(.5)</text:p>
      <text:p text:style-name="P18"/>
      <text:p text:style-name="P19"><text:s text:c="3"/># make another loop to turn on the multicolor leds one at a time</text:p>
      <text:p text:style-name="P19"><text:s text:c="3"/>for i in range (0, 10, 1):</text:p>
      <text:p text:style-name="P19"><text:s text:c="6"/>pixels[i] = (100, 0, 0)</text:p>
      <text:p text:style-name="P19"><text:s text:c="6"/><text:span text:style-name="T9">time.sleep(.5)</text:span></text:p>
      <text:p text:style-name="P18"><text:s text:c="6"/></text:p>
      <text:p text:style-name="P18"/>
      <text:p text:style-name="P18"><text:s text:c="3"/>led.value = 0</text:p>
      <text:p text:style-name="P18"><text:s text:c="3"/>pixels.fill((0, 0, 0))</text:p>
      <text:p text:style-name="P18"><text:s text:c="3"/>time.sleep(.5)</text:p>
      <text:p text:style-name="P1"/>
      <text:p text:style-name="P14"><text:span text:style-name="T10">L</text:span>ets look at the ‘for’ loop. It created a new variable called ‘i.’ it then counts i from 0 up to 10, by 1s. <text:span text:style-name="T10">We take use i to say which LED to turn on. They are numbered 0 through 9. Once it hits the number 10 it stops the loop (and doesn’t run the loop when i is 10.) </text:span></text:p>
      <text:p text:style-name="P14"/>
      <text:p text:style-name="P15">The multicolor LEDs are actually 3 LEDs in one: red, green and blue. They are actually called RGB LEDs. You can control the brightness of each LED with numbers from 0 (off) to 255 (all the way on.) Try changing the numbers in the for loop to turn on different LEDs, and try changing the numbers in the “pixels[i]” line to create different colors. Write down the numbers to get following colors:</text:p>
      <text:p text:style-name="P14"><text:soft-page-break/></text:p>
      <text:p text:style-name="P16">Red: <text:s/>(100, 0, 0)</text:p>
      <text:p text:style-name="P16">Green: </text:p>
      <text:p text:style-name="P16">Blue: </text:p>
      <text:p text:style-name="P16">Yellow: <text:s text:c="17"/>(hint: mix red and green)</text:p>
      <text:p text:style-name="P16">Orange: <text:s text:c="17"/>(hint: mix red and green)</text:p>
      <text:p text:style-name="P16">Purple: <text:s text:c="18"/>(hint: mix red and blue)</text:p>
      <text:p text:style-name="P1"/>
      <text:p text:style-name="P1"/>
      <text:h text:style-name="P22" text:outline-level="1">Week 5:</text:h>
      <text:p text:style-name="P31">Analog output</text:p>
      <text:p text:style-name="P3">What is sound?</text:p>
      <text:p text:style-name="P5">If statements</text:p>
      <text:p text:style-name="P1">Play with Sound/<text:span text:style-name="T1">frequencies</text:span></text:p>
      <text:p text:style-name="P1"/>
      <text:h text:style-name="Heading_20_1" text:outline-level="1">Week 6:</text:h>
      <text:p text:style-name="P31">Analog input</text:p>
      <text:p text:style-name="P1">Capacitive touch</text:p>
      <text:p text:style-name="P5">Interrupts<text:span text:style-name="T4">(Events)</text:span>/Functions</text:p>
      <text:p text:style-name="P1">Squishy circuits</text:p>
      <text:p text:style-name="P1"/>
      <text:p text:style-name="P32">audio out docs:</text:p>
      <text:p text:style-name="P32"><text:a xlink:type="simple" xlink:href="http://circuitpython.readthedocs.io/en/2.x/shared-bindings/audioio/AudioOut.html" text:style-name="Internet_20_link" text:visited-style-name="Visited_20_Internet_20_Link">http://circuitpython.readthedocs.io/en/2.x/shared-bindings/audioio/AudioOut.html</text:a></text:p>
      <text:p text:style-name="P32"/>
      <text:p text:style-name="P1"/>
      <text:p text:style-name="P1">Weeks 7-10: <text:span text:style-name="T1">each student </text:span>make<text:span text:style-name="T1">s</text:span> a project</text:p>
      <text:p text:style-name="P1">Project Ideas</text:p>
      <text:p text:style-name="P1">Campfire</text:p>
      <text:p text:style-name="P1">Door alarm</text:p>
      <text:p text:style-name="P3">Digital <text:span text:style-name="T3">fidget</text:span> spinner</text:p>
      <text:p text:style-name="P3">Iron Man <text:span text:style-name="T15">power supply</text:span></text:p>
      <text:p text:style-name="P3">Memory game/Simple Simon</text:p>
      <text:p text:style-name="P3">Motors</text:p>
      <text:p text:style-name="P3">Water Sensor</text:p>
      <text:p text:style-name="P3">Pedometer</text:p>
      <text:p text:style-name="P4">Clapper</text:p>
      <text:p text:style-name="P4"><text:span text:style-name="T2">Volume</text:span> display</text:p>
      <text:p text:style-name="P36">hot potato</text:p>
      <text:p text:style-name="P36">midi player</text:p>
      <text:p text:style-name="P4"/>
      <text:p text:style-name="P6">Week 10: Survey, Thoughts &amp; Feedback</text:p>
      <text:p text:style-name="P4"/>
      <text:p text:style-name="P1">Backup Plan</text:p>
      <text:p text:style-name="P1">Build a battery</text:p>
      <text:p text:style-name="P1"/>
      <text:p text:style-name="P1"/>
      <text:p text:style-name="P34">Look Into These:</text:p>
      <text:p text:style-name="P33">zshell (Zsh)</text:p>
      <text:p text:style-name="P33">vim</text:p>
      <text:p text:style-name="P33">T<text:span text:style-name="T14">m</text:spa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22:30:22.199595868</meta:creation-date>
    <dc:date>2017-12-14T15:37:16.246202353</dc:date>
    <meta:editing-duration>PT6H26M33S</meta:editing-duration>
    <meta:editing-cycles>30</meta:editing-cycles>
    <meta:generator>LibreOffice/5.1.6.2$Linux_X86_64 LibreOffice_project/10m0$Build-2</meta:generator>
    <meta:document-statistic meta:table-count="0" meta:image-count="0" meta:object-count="0" meta:page-count="5" meta:paragraph-count="125" meta:word-count="1332" meta:character-count="7334" meta:non-whitespace-character-count="6001"/>
  </office:meta>
</office:document-meta>
</file>